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Database Design Document (DBDD)</text:p>
      <text:p text:style-name="Author">Development Team</text:p>
      <text:p text:style-name="Date">2024-06-26</text:p>
      <text:h text:style-name="Heading_20_1" text:outline-level="1"><text:bookmark-start text:name="database-design-document-dbdd"/>Database Design Document (DBDD)<text:bookmark-end text:name="database-design-document-dbdd"/></text:h>
      <text:h text:style-name="Heading_20_2" text:outline-level="2"><text:bookmark-start text:name="scope"/>1. Scope<text:bookmark-end text:name="scope"/></text:h>
      <text:h text:style-name="Heading_20_3" text:outline-level="3"><text:bookmark-start text:name="identification"/>1.1 Identification<text:bookmark-end text:name="identification"/></text:h>
      <text:p text:style-name="First_20_paragraph"><text:span text:style-name="T1">DBDD-001: Document Identification</text:span> - The document <text:span text:style-name="T1">shall</text:span> be identified by the following information: - <text:span text:style-name="T1">Document Name</text:span>: [Document Name] - <text:span text:style-name="T1">Document Identifier</text:span>: [DBDD-001] - <text:span text:style-name="T1">Version</text:span>: 1.0 - <text:span text:style-name="T1">Classification</text:span>: [Unclassified/Classified Level]</text:p>
      <text:h text:style-name="Heading_20_3" text:outline-level="3"><text:bookmark-start text:name="document-overview"/>1.2 Document Overview<text:bookmark-end text:name="document-overview"/></text:h>
      <text:p text:style-name="First_20_paragraph"><text:span text:style-name="T1">DBDD-002: Document Purpose</text:span> - The document <text:span text:style-name="T1">shall</text:span> describe the database design and structure - The document <text:span text:style-name="T1">shall</text:span> define data models and relationships - The document <text:span text:style-name="T1">shall</text:span> specify database schema and constraints</text:p>
      <text:h text:style-name="Heading_20_2" text:outline-level="2"><text:bookmark-start text:name="referenced-documents"/>2. Referenced Documents<text:bookmark-end text:name="referenced-documents"/></text:h>
      <text:p text:style-name="First_20_paragraph"><text:span text:style-name="T1">DBDD-003: Referenced Standards</text:span> - MIL-STD-498: Software Development and Documentation - [Other applicable standards]</text:p>
      <text:h text:style-name="Heading_20_2" text:outline-level="2"><text:bookmark-start text:name="database-overview"/>3. Database Overview<text:bookmark-end text:name="database-overview"/></text:h>
      <text:p text:style-name="First_20_paragraph"><text:span text:style-name="T1">DBDD-004: System Description</text:span> - The document <text:span text:style-name="T1">shall</text:span> provide an overview of the database system - The document <text:span text:style-name="T1">shall</text:span> describe the database management system (DBMS) - The document <text:span text:style-name="T1">shall</text:span> specify database version and configuration</text:p>
      <text:h text:style-name="Heading_20_2" text:outline-level="2"><text:bookmark-start text:name="data-model"/>4. Data Model<text:bookmark-end text:name="data-model"/></text:h>
      <text:h text:style-name="Heading_20_3" text:outline-level="3"><text:bookmark-start text:name="conceptual-data-model"/>4.1 Conceptual Data Model<text:bookmark-end text:name="conceptual-data-model"/></text:h>
      <text:p text:style-name="First_20_paragraph"><text:span text:style-name="T1">DBDD-005: Conceptual Design</text:span> - The document <text:span text:style-name="T1">shall</text:span> describe the conceptual data model - The document <text:span text:style-name="T1">shall</text:span> define entities and their relationships - The document <text:span text:style-name="T1">shall</text:span> include entity-relationship diagrams</text:p>
      <text:h text:style-name="Heading_20_3" text:outline-level="3"><text:bookmark-start text:name="logical-data-model"/>4.2 Logical Data Model<text:bookmark-end text:name="logical-data-model"/></text:h>
      <text:p text:style-name="First_20_paragraph"><text:span text:style-name="T1">DBDD-006: Logical Design</text:span> - The document <text:span text:style-name="T1">shall</text:span> describe the logical data model - The document <text:span text:style-name="T1">shall</text:span> define tables, columns, and data types - The document <text:span text:style-name="T1">shall</text:span> specify primary and foreign keys</text:p>
      <text:h text:style-name="Heading_20_3" text:outline-level="3"><text:bookmark-start text:name="physical-data-model"/>4.3 Physical Data Model<text:bookmark-end text:name="physical-data-model"/></text:h>
      <text:p text:style-name="First_20_paragraph"><text:span text:style-name="T1">DBDD-007: Physical Design</text:span> - The document <text:span text:style-name="T1">shall</text:span> describe the physical data model - The document <text:span text:style-name="T1">shall</text:span> specify storage and indexing strategies - The document <text:span text:style-name="T1">shall</text:span> define partitioning and clustering</text:p>
      <text:h text:style-name="Heading_20_2" text:outline-level="2"><text:bookmark-start text:name="database-schema"/>5. Database Schema<text:bookmark-end text:name="database-schema"/></text:h>
      <text:p text:style-name="First_20_paragraph"><text:span text:style-name="T1">DBDD-008: Schema Definition</text:span> - The document <text:span text:style-name="T1">shall</text:span> provide complete database schema - The document <text:span text:style-name="T1">shall</text:span> include table definitions and constraints - The document <text:span text:style-name="T1">shall</text:span> specify data validation rules</text:p>
      <text:h text:style-name="Heading_20_2" text:outline-level="2"><text:bookmark-start text:name="data-dictionary"/>6. Data Dictionary<text:bookmark-end text:name="data-dictionary"/></text:h>
      <text:p text:style-name="First_20_paragraph"><text:span text:style-name="T1">DBDD-009: Data Definitions</text:span> - The document <text:span text:style-name="T1">shall</text:span> provide a comprehensive data dictionary - The document <text:span text:style-name="T1">shall</text:span> define all data elements and their meanings - The document <text:span text:style-name="T1">shall</text:span> specify data formats and constraints</text:p>
      <text:h text:style-name="Heading_20_2" text:outline-level="2"><text:bookmark-start text:name="security-and-access-control"/>7. Security and Access Control<text:bookmark-end text:name="security-and-access-control"/></text:h>
      <text:p text:style-name="First_20_paragraph"><text:span text:style-name="T1">DBDD-010: Security Measures</text:span> - The document <text:span text:style-name="T1">shall</text:span> describe database security measures - The document <text:span text:style-name="T1">shall</text:span> define user roles and permissions - The document <text:span text:style-name="T1">shall</text:span> specify data encryption requirements</text:p>
      <text:h text:style-name="Heading_20_2" text:outline-level="2"><text:bookmark-start text:name="performance-considerations"/>8. Performance Considerations<text:bookmark-end text:name="performance-considerations"/></text:h>
      <text:p text:style-name="First_20_paragraph"><text:span text:style-name="T1">DBDD-011: Performance Optimization</text:span> - The document <text:span text:style-name="T1">shall</text:span> describe performance optimization strategies - The document <text:span text:style-name="T1">shall</text:span> specify indexing requirements - The document <text:span text:style-name="T1">shall</text:span> include query optimization guidelines</text:p>
      <text:h text:style-name="Heading_20_2" text:outline-level="2"><text:bookmark-start text:name="notes"/>9. Notes<text:bookmark-end text:name="notes"/></text:h>
      <text:list text:style-name="L1">
        <text:list-item>
          <text:p text:style-name="P1"><text:span text:style-name="T1">DBDD</text:span>: Database Design Document</text:p>
        </text:list-item>
        <text:list-item>
          <text:p text:style-name="P1"><text:span text:style-name="T1">DBMS</text:span>: Database Management Syst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Database Design Document (DBDD)</dc:title>
    <dc:description/>
    <dc:subject/>
    <meta:keyword/>
    <meta:initial-creator>Development Team</meta:initial-creator>
    <dc:creator>Development Team</dc:creator>
    <meta:creation-date>2025-06-27T03:46:35Z</meta:creation-date>
    <dc:date>2025-06-27T03:46:35Z</dc:date>
    <meta:user-defined meta:name="date" meta:value-type="string">2024-06-26</meta:user-defined>
    <meta:user-defined meta:name="document_type" meta:value-type="string">Database Design Document</meta:user-defined>
    <meta:user-defined meta:name="standard" meta:value-type="string">MIL-STD-498</meta:user-defined>
    <meta:user-defined meta:name="status" meta:value-type="string">Draft</meta:user-defined>
    <meta:user-defined meta:name="version" meta:value-type="string">1.0</meta:user-defined>
  </office:meta>
</office:document-meta>
</file>